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4c"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fill="solid" draw:fill-color="#e6e64c" draw:textarea-horizontal-align="justify" draw:textarea-vertical-align="middle" draw:auto-grow-height="false" draw:shadow="visible"/>
    </style:style>
    <style:style style:name="gr3" style:family="graphic" style:parent-style-name="standard">
      <style:graphic-properties draw:stroke="none" svg:stroke-color="#000000" draw:fill="none" draw:fill-color="#ffffff" fo:min-height="0.25cm"/>
    </style:style>
    <style:style style:name="gr4" style:family="graphic" style:parent-style-name="standard">
      <style:graphic-properties draw:fill="solid" draw:fill-color="#e6e64c" draw:textarea-horizontal-align="center" draw:textarea-vertical-align="middle"/>
    </style:style>
    <style:style style:name="gr5" style:family="graphic" style:parent-style-name="standard">
      <style:graphic-properties draw:marker-end="Line_20_Arrow" draw:textarea-horizontal-align="center" draw:textarea-vertical-align="middle"/>
    </style:style>
    <style:style style:name="gr6" style:family="graphic" style:parent-style-name="standard">
      <style:graphic-properties draw:marker-end="Line_20_Arrow" draw:fill="solid" draw:fill-color="#e6e64c" draw:textarea-horizontal-align="center" draw:textarea-vertical-align="middle"/>
    </style:style>
    <style:style style:name="gr7" style:family="graphic" style:parent-style-name="standard">
      <style:graphic-properties draw:marker-start="" draw:fill="solid" draw:fill-color="#e6e64c" draw:textarea-horizontal-align="center" draw:textarea-vertical-align="middle"/>
    </style:style>
    <style:style style:name="gr8" style:family="graphic" style:parent-style-name="standard">
      <style:graphic-properties draw:marker-start="" draw:marker-end="Line_20_Arrow" draw:marker-end-width="0.3cm" draw:fill="solid" draw:fill-color="#e6e64c" draw:textarea-horizontal-align="center" draw:textarea-vertical-align="middle"/>
    </style:style>
    <style:style style:name="gr9" style:family="graphic" style:parent-style-name="standard">
      <style:graphic-properties draw:marker-end="Line_20_Arrow" draw:marker-end-width="0.3cm" draw:fill="solid" draw:fill-color="#e6e64c" draw:textarea-horizontal-align="center" draw:textarea-vertical-align="middle"/>
    </style:style>
    <style:style style:name="gr10" style:family="graphic" style:parent-style-name="standard">
      <style:graphic-properties draw:marker-start="Line_20_Arrow" draw:fill="solid" draw:fill-color="#e6e64c" draw:textarea-horizontal-align="center" draw:textarea-vertical-align="middle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marker-start="Arrow" draw:marker-end="" draw:textarea-horizontal-align="center" draw:textarea-vertical-align="middle"/>
    </style:style>
    <style:style style:name="gr13" style:family="graphic" style:parent-style-name="standard">
      <style:graphic-properties draw:marker-start="" draw:marker-end="Line_20_Arrow" draw:fill="solid" draw:fill-color="#e6e64c" draw:textarea-horizontal-align="center" draw:textarea-vertical-align="middle"/>
    </style:style>
    <style:style style:name="gr14" style:family="graphic" style:parent-style-name="standard">
      <style:graphic-properties draw:marker-end="Arrow" draw:textarea-horizontal-align="center" draw:textarea-vertical-align="middle"/>
    </style:style>
    <style:style style:name="gr15" style:family="graphic" style:parent-style-name="standard">
      <style:graphic-properties draw:marker-start="Arrow" draw:textarea-horizontal-align="center" draw:textarea-vertical-align="middle"/>
    </style:style>
    <style:style style:name="gr16" style:family="graphic" style:parent-style-name="standard">
      <style:graphic-properties draw:marker-start="Line_20_Arrow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5" style:family="paragraph"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8" style:family="paragraph">
      <style:paragraph-properties fo:margin-left="0cm" fo:margin-right="0cm" fo:text-align="end" fo:text-indent="0cm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align="start" fo:text-indent="0cm"/>
      <style:text-properties fo:font-size="10pt" style:font-size-asian="10pt" style:font-size-complex="10pt"/>
    </style:style>
    <style:style style:name="P11" style:family="paragraph">
      <style:paragraph-properties fo:margin-left="0cm" fo:margin-right="0cm" fo:text-align="end" fo:text-indent="0cm"/>
      <style:text-properties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4" draw:layer="layout" svg:width="3.5cm" svg:height="0.5cm" svg:x="11cm" svg:y="2cm">
          <text:p text:style-name="P1"><text:span text:style-name="T1">Stud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2" draw:layer="layout" svg:width="3.5cm" svg:height="0.5cm" svg:x="11cm" svg:y="4cm">
          <text:p text:style-name="P1"><text:span text:style-name="T1">Clinic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0.499cm" svg:x="11cm" svg:y="4.5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0.499cm" svg:x="11cm" svg:y="2.5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cm" svg:height="0.5cm" svg:x="11cm" svg:y="3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cm" svg:height="0.5cm" svg:x="11cm" svg:y="5cm">
          <text:p text:style-name="P6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0.5cm" svg:x="11cm" svg:y="6cm">
          <text:p text:style-name="P1"><text:span text:style-name="T1">Addres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5" draw:layer="layout" svg:width="3.5cm" svg:height="0.499cm" svg:x="11cm" svg:y="6.5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cm" svg:height="0.5cm" svg:x="11cm" svg:y="7cm">
          <text:p text:style-name="P6"/>
          <draw:enhanced-geometry svg:viewBox="0 0 21600 21600" draw:type="rectangle" draw:enhanced-path="M 0 0 L 21600 0 21600 21600 0 21600 0 0 Z N"/>
        </draw:custom-shape>
        <draw:custom-shape draw:style-name="gr1" draw:text-style-name="P5" draw:id="id3" draw:layer="layout" svg:width="3.5cm" svg:height="0.5cm" svg:x="2cm" svg:y="2cm">
          <text:p text:style-name="P1"><text:span text:style-name="T1">Sit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5cm" svg:height="1.5cm" svg:x="2cm" svg:y="2.5cm">
          <text:p text:style-name="P3"><text:span text:style-name="T2">- id : Integer</text:span></text:p>
          <text:p text:style-name="P3"><text:span text:style-name="T2">- name : String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1" draw:layer="layout" svg:width="3.5cm" svg:height="0.5cm" svg:x="2cm" svg:y="4cm">
          <text:p text:style-name="P6"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.5cm" svg:height="0.645cm" svg:x="5.6cm" svg:y="1.655cm">
          <draw:text-box>
            <text:p text:style-name="P6"><text:span text:style-name="T2">1</text:span></text:p>
          </draw:text-box>
        </draw:frame>
        <draw:frame draw:style-name="gr3" draw:text-style-name="P7" draw:layer="layout" svg:width="1.5cm" svg:height="0.645cm" svg:x="9.4cm" svg:y="1.655cm">
          <draw:text-box>
            <text:p text:style-name="P8"><text:span text:style-name="T2">0..*</text:span></text:p>
          </draw:text-box>
        </draw:frame>
        <draw:frame draw:style-name="gr3" draw:text-style-name="P7" draw:layer="layout" svg:width="1.4cm" svg:height="0.645cm" svg:x="5.6cm" svg:y="2.2cm">
          <draw:text-box>
            <text:p text:style-name="P6"><text:span text:style-name="T2">- site</text:span></text:p>
          </draw:text-box>
        </draw:frame>
        <draw:frame draw:style-name="gr3" draw:text-style-name="P7" draw:layer="layout" svg:width="3.4cm" svg:height="0.645cm" svg:x="7.5cm" svg:y="2.2cm">
          <draw:text-box>
            <text:p text:style-name="P8"><text:span text:style-name="T2">- studyCollection</text:span></text:p>
          </draw:text-box>
        </draw:frame>
        <draw:frame draw:style-name="gr3" draw:text-style-name="P7" draw:layer="layout" svg:width="3.5cm" svg:height="0.645cm" svg:x="7.5cm" svg:y="4.301cm">
          <draw:text-box>
            <text:p text:style-name="P8"><text:span text:style-name="T2">- clinicCollection</text:span></text:p>
          </draw:text-box>
        </draw:frame>
        <draw:frame draw:style-name="gr3" draw:text-style-name="P7" draw:layer="layout" svg:width="1.4cm" svg:height="0.645cm" svg:x="5.6cm" svg:y="4.201cm">
          <draw:text-box>
            <text:p text:style-name="P6"><text:span text:style-name="T2">- site</text:span></text:p>
          </draw:text-box>
        </draw:frame>
        <draw:frame draw:style-name="gr3" draw:text-style-name="P7" draw:layer="layout" svg:width="1.5cm" svg:height="0.645cm" svg:x="5.6cm" svg:y="3.756cm">
          <draw:text-box>
            <text:p text:style-name="P6"><text:span text:style-name="T2">1</text:span></text:p>
          </draw:text-box>
        </draw:frame>
        <draw:frame draw:style-name="gr3" draw:text-style-name="P7" draw:layer="layout" svg:width="1.5cm" svg:height="0.645cm" svg:x="9.4cm" svg:y="3.656cm">
          <draw:text-box>
            <text:p text:style-name="P8"><text:span text:style-name="T2">0..*</text:span></text:p>
          </draw:text-box>
        </draw:frame>
        <draw:connector draw:style-name="gr4" draw:text-style-name="P9" draw:layer="layout" svg:x1="5.5cm" svg:y1="4.25cm" svg:x2="11cm" svg:y2="4.25cm" draw:start-shape="id1" draw:start-glue-point="1" draw:end-shape="id2" draw:end-glue-point="3" svg:d="m5500 4250h5500">
          <text:p text:style-name="P6"/>
        </draw:connector>
        <draw:connector draw:style-name="gr4" draw:text-style-name="P9" draw:layer="layout" svg:x1="5.5cm" svg:y1="2.25cm" svg:x2="11cm" svg:y2="2.25cm" draw:start-shape="id3" draw:start-glue-point="1" draw:end-shape="id4" svg:d="m5500 2250h5500">
          <text:p text:style-name="P6"/>
        </draw:connector>
        <draw:frame draw:style-name="gr3" draw:text-style-name="P7" draw:layer="layout" svg:width="2.4cm" svg:height="0.645cm" svg:x="8.5cm" svg:y="6.755cm">
          <draw:text-box>
            <text:p text:style-name="P8"><text:span text:style-name="T2">- address</text:span></text:p>
          </draw:text-box>
        </draw:frame>
        <draw:frame draw:style-name="gr3" draw:text-style-name="P7" draw:layer="layout" svg:width="1.5cm" svg:height="0.645cm" svg:x="9.5cm" svg:y="6cm">
          <draw:text-box>
            <text:p text:style-name="P8"><text:span text:style-name="T2">1</text:span></text:p>
          </draw:text-box>
        </draw:frame>
        <draw:connector draw:style-name="gr5" draw:text-style-name="P9" draw:layer="layout" svg:x1="3.75cm" svg:y1="4.5cm" svg:x2="11cm" svg:y2="6.749cm" draw:start-shape="id1" draw:start-glue-point="2" draw:end-shape="id5" draw:end-glue-point="3" svg:d="m3750 4500v2249h7250">
          <text:p text:style-name="P6"/>
        </draw:connector>
      </draw:page>
      <draw:page draw:name="page2" draw:style-name="dp1" draw:master-page-name="Default">
        <office:forms form:automatic-focus="false" form:apply-design-mode="false"/>
        <draw:custom-shape draw:style-name="gr1" draw:text-style-name="P2" draw:id="id6" draw:layer="layout" svg:width="3.5cm" svg:height="0.5cm" svg:x="2cm" svg:y="1.9cm">
          <text:p text:style-name="P1"><text:span text:style-name="T1">Study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draw:id="id11" draw:layer="layout" svg:width="3.5cm" svg:height="1.5cm" svg:x="2cm" svg:y="2.4cm">
          <draw:glue-point draw:id="4" svg:x="5cm" svg:y="1.666cm"/>
          <draw:glue-point draw:id="5" svg:x="5cm" svg:y="-1.666cm"/>
          <draw:glue-point draw:id="6" svg:x="5cm" svg:y="-1.666cm"/>
          <text:p text:style-name="P3"><text:span text:style-name="T2">- id : Integer</text:span></text:p>
          <text:p text:style-name="P3"><text:span text:style-name="T2">- name : String</text:span></text:p>
          <text:p text:style-name="P3"><text:span text:style-name="T2">- nameShort : String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8" draw:layer="layout" svg:width="3.5cm" svg:height="0.5cm" svg:x="2cm" svg:y="3.9cm">
          <text:p text:style-name="P6"/>
          <draw:enhanced-geometry svg:viewBox="0 0 21600 21600" draw:type="rectangle" draw:enhanced-path="M 0 0 L 21600 0 21600 21600 0 21600 0 0 Z N"/>
        </draw:custom-shape>
        <draw:custom-shape draw:style-name="gr1" draw:text-style-name="P2" draw:id="id7" draw:layer="layout" svg:width="3.5cm" svg:height="0.5cm" svg:x="10.9cm" svg:y="1.9cm">
          <text:p text:style-name="P1"><text:span text:style-name="T1">Pati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1cm" svg:x="10.9cm" svg:y="2.4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cm" svg:height="0.5cm" svg:x="10.9cm" svg:y="3.4cm">
          <text:p text:style-name="P6"/>
          <draw:enhanced-geometry svg:viewBox="0 0 21600 21600" draw:type="rectangle" draw:enhanced-path="M 0 0 L 21600 0 21600 21600 0 21600 0 0 Z N"/>
        </draw:custom-shape>
        <draw:custom-shape draw:style-name="gr1" draw:text-style-name="P2" draw:id="id12" draw:layer="layout" svg:width="3.5cm" svg:height="0.5cm" svg:x="10.9cm" svg:y="4.4cm">
          <text:p text:style-name="P1"><text:span text:style-name="T1">Workshee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1cm" svg:x="10.9cm" svg:y="4.9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cm" svg:height="0.5cm" svg:x="10.9cm" svg:y="5.9cm">
          <text:p text:style-name="P6"/>
          <draw:enhanced-geometry svg:viewBox="0 0 21600 21600" draw:type="rectangle" draw:enhanced-path="M 0 0 L 21600 0 21600 21600 0 21600 0 0 Z N"/>
        </draw:custom-shape>
        <draw:custom-shape draw:style-name="gr1" draw:text-style-name="P2" draw:id="id9" draw:layer="layout" svg:width="3.5cm" svg:height="0.5cm" svg:x="10.9cm" svg:y="9.5cm">
          <text:p text:style-name="P1"><text:span text:style-name="T1">Sit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1cm" svg:x="10.9cm" svg:y="10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cm" svg:height="0.5cm" svg:x="10.9cm" svg:y="11cm">
          <text:p text:style-name="P6"/>
          <draw:enhanced-geometry svg:viewBox="0 0 21600 21600" draw:type="rectangle" draw:enhanced-path="M 0 0 L 21600 0 21600 21600 0 21600 0 0 Z N"/>
        </draw:custom-shape>
        <draw:custom-shape draw:style-name="gr1" draw:text-style-name="P2" draw:id="id10" draw:layer="layout" svg:width="3.5cm" svg:height="0.5cm" svg:x="10.9cm" svg:y="12cm">
          <text:p text:style-name="P1"><text:span text:style-name="T1">Clinic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1cm" svg:x="10.9cm" svg:y="12.5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cm" svg:height="0.5cm" svg:x="10.9cm" svg:y="13.5cm">
          <text:p text:style-name="P6"/>
          <draw:enhanced-geometry svg:viewBox="0 0 21600 21600" draw:type="rectangle" draw:enhanced-path="M 0 0 L 21600 0 21600 21600 0 21600 0 0 Z N"/>
        </draw:custom-shape>
        <draw:connector draw:style-name="gr6" draw:text-style-name="P9" draw:layer="layout" svg:x1="5.5cm" svg:y1="2.15cm" svg:x2="10.9cm" svg:y2="2.15cm" draw:start-shape="id6" draw:start-glue-point="1" draw:end-shape="id7" draw:end-glue-point="3" svg:d="m5500 2150h5400">
          <text:p text:style-name="P6"/>
        </draw:connector>
        <draw:connector draw:style-name="gr7" draw:text-style-name="P9" draw:layer="layout" svg:x1="5.5cm" svg:y1="4.15cm" svg:x2="10.9cm" svg:y2="9.75cm" draw:start-shape="id8" draw:start-glue-point="1" draw:end-shape="id9" draw:end-glue-point="3" svg:d="m5500 4150h2750v5600h2650">
          <text:p text:style-name="P6"/>
        </draw:connector>
        <draw:frame draw:style-name="gr3" draw:text-style-name="P7" draw:layer="layout" svg:width="4cm" svg:height="0.645cm" svg:x="7.1cm" svg:y="2.102cm">
          <draw:text-box>
            <text:p text:style-name="P8"><text:span text:style-name="T2">patientCollection</text:span></text:p>
          </draw:text-box>
        </draw:frame>
        <draw:frame draw:style-name="gr3" draw:text-style-name="P7" draw:layer="layout" svg:width="1.4cm" svg:height="0.645cm" svg:x="5.5cm" svg:y="2.102cm">
          <draw:text-box>
            <text:p text:style-name="P6"><text:span text:style-name="T2">study</text:span></text:p>
          </draw:text-box>
        </draw:frame>
        <draw:frame draw:style-name="gr3" draw:text-style-name="P7" draw:layer="layout" svg:width="1.5cm" svg:height="0.645cm" svg:x="5.6cm" svg:y="1.557cm">
          <draw:text-box>
            <text:p text:style-name="P6"><text:span text:style-name="T2">1</text:span></text:p>
          </draw:text-box>
        </draw:frame>
        <draw:connector draw:style-name="gr6" draw:text-style-name="P9" draw:layer="layout" svg:x1="3.75cm" svg:y1="4.4cm" svg:x2="10.9cm" svg:y2="12.25cm" draw:start-shape="id8" draw:start-glue-point="2" draw:end-shape="id10" draw:end-glue-point="3" svg:d="m3750 4400v7850h7150">
          <text:p text:style-name="P6"/>
        </draw:connector>
        <draw:custom-shape draw:style-name="gr1" draw:text-style-name="P2" draw:id="id13" draw:layer="layout" svg:width="3.5cm" svg:height="0.5cm" svg:x="10.9cm" svg:y="6.9cm">
          <text:p text:style-name="P1"><text:span text:style-name="T1">Sdat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1cm" svg:x="10.9cm" svg:y="7.4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cm" svg:height="0.5cm" svg:x="10.9cm" svg:y="8.4cm">
          <text:p text:style-name="P6"/>
          <draw:enhanced-geometry svg:viewBox="0 0 21600 21600" draw:type="rectangle" draw:enhanced-path="M 0 0 L 21600 0 21600 21600 0 21600 0 0 Z N"/>
        </draw:custom-shape>
        <draw:connector draw:style-name="gr8" draw:text-style-name="P9" draw:layer="layout" draw:line-skew="0.75cm" svg:x1="5.5cm" svg:y1="2.901cm" svg:x2="10.9cm" svg:y2="4.65cm" draw:start-shape="id11" draw:start-glue-point="5" draw:end-shape="id12" draw:end-glue-point="3" svg:d="m5500 2901h3500v1749h1900">
          <text:p text:style-name="P6"/>
        </draw:connector>
        <draw:frame draw:style-name="gr3" draw:text-style-name="P7" draw:layer="layout" svg:width="1.5cm" svg:height="0.645cm" svg:x="5.5cm" svg:y="2.455cm">
          <draw:text-box>
            <text:p text:style-name="P6"><text:span text:style-name="T2">1</text:span></text:p>
          </draw:text-box>
        </draw:frame>
        <draw:frame draw:style-name="gr3" draw:text-style-name="P7" draw:layer="layout" svg:width="4cm" svg:height="0.645cm" svg:x="7.1cm" svg:y="4.703cm">
          <draw:text-box>
            <text:p text:style-name="P8"><text:span text:style-name="T2">worksheet</text:span></text:p>
          </draw:text-box>
        </draw:frame>
        <draw:frame draw:style-name="gr3" draw:text-style-name="P7" draw:layer="layout" svg:width="1.5cm" svg:height="0.645cm" svg:x="9.5cm" svg:y="3.958cm">
          <draw:text-box>
            <text:p text:style-name="P8"><text:span text:style-name="T2">0..1</text:span></text:p>
          </draw:text-box>
        </draw:frame>
        <draw:frame draw:style-name="gr3" draw:text-style-name="P7" draw:layer="layout" svg:width="1.5cm" svg:height="0.645cm" svg:x="3.8cm" svg:y="4.5cm">
          <draw:text-box>
            <text:p text:style-name="P3"><text:span text:style-name="T2">0..*</text:span></text:p>
          </draw:text-box>
        </draw:frame>
        <draw:frame draw:style-name="gr3" draw:text-style-name="P7" draw:layer="layout" svg:width="4cm" svg:height="0.645cm" svg:x="7.1cm" svg:y="12.204cm">
          <draw:text-box>
            <text:p text:style-name="P8"><text:span text:style-name="T2">clinicCollection</text:span></text:p>
          </draw:text-box>
        </draw:frame>
        <draw:frame draw:style-name="gr3" draw:text-style-name="P7" draw:layer="layout" svg:width="1.5cm" svg:height="0.645cm" svg:x="9.5cm" svg:y="11.555cm">
          <draw:text-box>
            <text:p text:style-name="P8"><text:span text:style-name="T2">0..*</text:span></text:p>
          </draw:text-box>
        </draw:frame>
        <draw:connector draw:style-name="gr9" draw:text-style-name="P9" draw:layer="layout" draw:line-skew="0.25cm" svg:x1="5.5cm" svg:y1="3.399cm" svg:x2="10.9cm" svg:y2="7.15cm" draw:start-shape="id11" draw:start-glue-point="4" draw:end-shape="id13" draw:end-glue-point="3" svg:d="m5500 3399h3000v3751h2400">
          <text:p text:style-name="P6"/>
        </draw:connector>
        <draw:frame draw:style-name="gr3" draw:text-style-name="P7" draw:layer="layout" svg:width="1.5cm" svg:height="0.645cm" svg:x="4.9cm" svg:y="2.9cm">
          <draw:text-box>
            <text:p text:style-name="P8"><text:span text:style-name="T2">0..*</text:span></text:p>
          </draw:text-box>
        </draw:frame>
        <draw:frame draw:style-name="gr3" draw:text-style-name="P7" draw:layer="layout" svg:width="1.5cm" svg:height="0.645cm" svg:x="9.5cm" svg:y="1.658cm">
          <draw:text-box>
            <text:p text:style-name="P8"><text:span text:style-name="T2">0..*</text:span></text:p>
          </draw:text-box>
        </draw:frame>
        <draw:frame draw:style-name="gr3" draw:text-style-name="P7" draw:layer="layout" svg:width="1.5cm" svg:height="0.645cm" svg:x="9.5cm" svg:y="6.559cm">
          <draw:text-box>
            <text:p text:style-name="P8"><text:span text:style-name="T2">0..*</text:span></text:p>
          </draw:text-box>
        </draw:frame>
        <draw:frame draw:style-name="gr3" draw:text-style-name="P7" draw:layer="layout" svg:width="4cm" svg:height="0.645cm" svg:x="7.1cm" svg:y="7.103cm">
          <draw:text-box>
            <text:p text:style-name="P8"><text:span text:style-name="T2">sdataCollection</text:span></text:p>
          </draw:text-box>
        </draw:frame>
        <draw:frame draw:style-name="gr3" draw:text-style-name="P7" draw:layer="layout" svg:width="1.5cm" svg:height="0.645cm" svg:x="4.9cm" svg:y="3.601cm">
          <draw:text-box>
            <text:p text:style-name="P8"><text:span text:style-name="T2">0..*</text:span></text:p>
          </draw:text-box>
        </draw:frame>
        <draw:frame draw:style-name="gr3" draw:text-style-name="P7" draw:layer="layout" svg:width="2.9cm" svg:height="0.645cm" svg:x="3.8cm" svg:y="4.9cm">
          <draw:text-box>
            <text:p text:style-name="P3"><text:span text:style-name="T2">studyCollection</text:span></text:p>
          </draw:text-box>
        </draw:frame>
        <draw:frame draw:style-name="gr3" draw:text-style-name="P7" draw:layer="layout" svg:width="4cm" svg:height="0.645cm" svg:x="7.1cm" svg:y="9.605cm">
          <draw:text-box>
            <text:p text:style-name="P8"><text:span text:style-name="T2">site</text:span></text:p>
          </draw:text-box>
        </draw:frame>
        <draw:frame draw:style-name="gr3" draw:text-style-name="P7" draw:layer="layout" svg:width="1.5cm" svg:height="0.645cm" svg:x="9.5cm" svg:y="9.256cm">
          <draw:text-box>
            <text:p text:style-name="P8"><text:span text:style-name="T2">1</text:span></text:p>
          </draw:text-box>
        </draw:frame>
      </draw:page>
      <draw:page draw:name="page3" draw:style-name="dp1" draw:master-page-name="Default">
        <office:forms form:automatic-focus="false" form:apply-design-mode="false"/>
        <draw:custom-shape draw:style-name="gr1" draw:text-style-name="P5" draw:id="id16" draw:layer="layout" svg:width="3.5cm" svg:height="0.5cm" svg:x="2cm" svg:y="2.001cm">
          <text:p text:style-name="P1"><text:span text:style-name="T1">Clinic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5cm" svg:height="1.5cm" svg:x="2cm" svg:y="2.501cm">
          <text:p text:style-name="P3"><text:span text:style-name="T2">- id : Integer</text:span></text:p>
          <text:p text:style-name="P3"><text:span text:style-name="T2">- name : String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14" draw:layer="layout" svg:width="3.5cm" svg:height="0.5cm" svg:x="2cm" svg:y="4.001cm">
          <text:p text:style-name="P6"/>
          <draw:enhanced-geometry svg:viewBox="0 0 21600 21600" draw:type="rectangle" draw:enhanced-path="M 0 0 L 21600 0 21600 21600 0 21600 0 0 Z N"/>
        </draw:custom-shape>
        <draw:custom-shape draw:style-name="gr1" draw:text-style-name="P2" draw:id="id17" draw:layer="layout" svg:width="3.5cm" svg:height="0.5cm" svg:x="10.9cm" svg:y="2.001cm">
          <text:p text:style-name="P1"><text:span text:style-name="T1">Stud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0.499cm" svg:x="10.9cm" svg:y="2.501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cm" svg:height="0.5cm" svg:x="10.9cm" svg:y="3cm">
          <text:p text:style-name="P6"/>
          <draw:enhanced-geometry svg:viewBox="0 0 21600 21600" draw:type="rectangle" draw:enhanced-path="M 0 0 L 21600 0 21600 21600 0 21600 0 0 Z N"/>
        </draw:custom-shape>
        <draw:custom-shape draw:style-name="gr1" draw:text-style-name="P2" draw:id="id15" draw:layer="layout" svg:width="3.5cm" svg:height="0.5cm" svg:x="10.9cm" svg:y="4.001cm">
          <text:p text:style-name="P1"><text:span text:style-name="T1">Sit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0.499cm" svg:x="10.9cm" svg:y="4.501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cm" svg:height="0.5cm" svg:x="10.9cm" svg:y="5cm">
          <text:p text:style-name="P6"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3.5cm" svg:height="0.645cm" svg:x="5.5cm" svg:y="2.2cm">
          <draw:text-box>
            <text:p text:style-name="P3"><text:span text:style-name="T2">- clinicCollection</text:span></text:p>
          </draw:text-box>
        </draw:frame>
        <draw:frame draw:style-name="gr3" draw:text-style-name="P7" draw:layer="layout" svg:width="1.4cm" svg:height="0.645cm" svg:x="9.7cm" svg:y="4.455cm">
          <draw:text-box>
            <text:p text:style-name="P8"><text:span text:style-name="T2">- site</text:span></text:p>
          </draw:text-box>
        </draw:frame>
        <draw:frame draw:style-name="gr3" draw:text-style-name="P7" draw:layer="layout" svg:width="1.5cm" svg:height="0.645cm" svg:x="10.3cm" svg:y="3.7cm">
          <draw:text-box>
            <text:p text:style-name="P6"><text:span text:style-name="T2">1</text:span></text:p>
          </draw:text-box>
        </draw:frame>
        <draw:connector draw:style-name="gr7" draw:text-style-name="P9" draw:layer="layout" svg:x1="5.5cm" svg:y1="4.251cm" svg:x2="10.9cm" svg:y2="4.251cm" draw:start-shape="id14" draw:start-glue-point="1" draw:end-shape="id15" draw:end-glue-point="3" svg:d="m5500 4251h5400">
          <text:p text:style-name="P6"/>
        </draw:connector>
        <draw:connector draw:style-name="gr10" draw:text-style-name="P9" draw:layer="layout" svg:x1="5.5cm" svg:y1="2.251cm" svg:x2="10.9cm" svg:y2="2.251cm" draw:start-shape="id16" draw:start-glue-point="1" draw:end-shape="id17" svg:d="m5500 2251h5400">
          <text:p text:style-name="P6"/>
        </draw:connector>
        <draw:custom-shape draw:style-name="gr1" draw:text-style-name="P2" draw:layer="layout" svg:width="3.5cm" svg:height="0.5cm" svg:x="10.9cm" svg:y="6.001cm">
          <text:p text:style-name="P1"><text:span text:style-name="T1">Addres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18" draw:layer="layout" svg:width="3.5cm" svg:height="0.499cm" svg:x="10.9cm" svg:y="6.501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cm" svg:height="0.5cm" svg:x="10.9cm" svg:y="7cm">
          <text:p text:style-name="P6"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2.4cm" svg:height="0.645cm" svg:x="8.5cm" svg:y="6.855cm">
          <draw:text-box>
            <text:p text:style-name="P8"><text:span text:style-name="T2">- address</text:span></text:p>
          </draw:text-box>
        </draw:frame>
        <draw:frame draw:style-name="gr3" draw:text-style-name="P7" draw:layer="layout" svg:width="1.5cm" svg:height="0.645cm" svg:x="9.5cm" svg:y="6cm">
          <draw:text-box>
            <text:p text:style-name="P8"><text:span text:style-name="T2">1</text:span></text:p>
          </draw:text-box>
        </draw:frame>
        <draw:connector draw:style-name="gr9" draw:text-style-name="P9" draw:layer="layout" svg:x1="3.75cm" svg:y1="4.501cm" svg:x2="10.9cm" svg:y2="6.75cm" draw:start-shape="id14" draw:start-glue-point="2" draw:end-shape="id18" draw:end-glue-point="3" svg:d="m3750 4501v2249h7150">
          <text:p text:style-name="P6"/>
        </draw:connector>
        <draw:frame draw:style-name="gr3" draw:text-style-name="P7" draw:layer="layout" svg:width="1.5cm" svg:height="0.645cm" svg:x="2.3cm" svg:y="4.5cm">
          <draw:text-box>
            <text:p text:style-name="P8"><text:span text:style-name="T2">1</text:span></text:p>
          </draw:text-box>
        </draw:frame>
        <draw:frame draw:style-name="gr3" draw:text-style-name="P7" draw:layer="layout" svg:width="4cm" svg:height="0.645cm" svg:x="5.5cm" svg:y="4.201cm">
          <draw:text-box>
            <text:p text:style-name="P3"><text:span text:style-name="T2">- clinicCollection</text:span></text:p>
          </draw:text-box>
        </draw:frame>
        <draw:frame draw:style-name="gr3" draw:text-style-name="P7" draw:layer="layout" svg:width="1.5cm" svg:height="0.645cm" svg:x="5.5cm" svg:y="1.656cm">
          <draw:text-box>
            <text:p text:style-name="P3"><text:span text:style-name="T2">0..*</text:span></text:p>
          </draw:text-box>
        </draw:frame>
        <draw:frame draw:style-name="gr3" draw:text-style-name="P7" draw:layer="layout" svg:width="1.5cm" svg:height="0.645cm" svg:x="5.5cm" svg:y="3.757cm">
          <draw:text-box>
            <text:p text:style-name="P3"><text:span text:style-name="T2">0..*</text:span></text:p>
          </draw:text-box>
        </draw:frame>
        <draw:frame draw:style-name="gr3" draw:text-style-name="P7" draw:layer="layout" svg:width="1.5cm" svg:height="0.645cm" svg:x="9.6cm" svg:y="1.601cm">
          <draw:text-box>
            <text:p text:style-name="P8"><text:span text:style-name="T2">0..1</text:span></text:p>
          </draw:text-box>
        </draw:frame>
      </draw:page>
      <draw:page draw:name="page4" draw:style-name="dp1" draw:master-page-name="Default">
        <office:forms form:automatic-focus="false" form:apply-design-mode="false"/>
        <draw:custom-shape draw:style-name="gr1" draw:text-style-name="P2" draw:layer="layout" svg:width="3.5cm" svg:height="0.5cm" svg:x="3cm" svg:y="2.5cm">
          <text:p text:style-name="P1"><text:span text:style-name="T1">Patient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id="id23" draw:layer="layout" svg:width="3.5cm" svg:height="1cm" svg:x="3cm" svg:y="3cm">
          <text:p text:style-name="P3"><text:span text:style-name="T2">- id : Integ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25" draw:layer="layout" svg:width="3.5cm" svg:height="0.5cm" svg:x="3cm" svg:y="4cm">
          <text:p text:style-name="P6"/>
          <draw:enhanced-geometry svg:viewBox="0 0 21600 21600" draw:type="rectangle" draw:enhanced-path="M 0 0 L 21600 0 21600 21600 0 21600 0 0 Z N"/>
        </draw:custom-shape>
        <draw:custom-shape draw:style-name="gr1" draw:text-style-name="P2" draw:id="id20" draw:layer="layout" svg:width="3.5cm" svg:height="0.5cm" svg:x="3cm" svg:y="11.6cm">
          <text:p text:style-name="P1"><text:span text:style-name="T1">PatientVisit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id="id21" draw:layer="layout" svg:width="3.5cm" svg:height="1cm" svg:x="3cm" svg:y="12.1cm">
          <text:p text:style-name="P3"><text:span text:style-name="T2">- id : Integer</text:span></text:p>
          <text:p text:style-name="P3"><text:span text:style-name="T2">- value : String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cm" svg:height="0.5cm" svg:x="3cm" svg:y="13.1cm">
          <text:p text:style-name="P6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0.5cm" svg:x="12.1cm" svg:y="11.6cm">
          <text:p text:style-name="P1"><text:span text:style-name="T1">SdataTyp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22" draw:layer="layout" svg:width="3.5cm" svg:height="1cm" svg:x="12.1cm" svg:y="12.1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cm" svg:height="0.5cm" svg:x="12.1cm" svg:y="13.1cm">
          <text:p text:style-name="P6"/>
          <draw:enhanced-geometry svg:viewBox="0 0 21600 21600" draw:type="rectangle" draw:enhanced-path="M 0 0 L 21600 0 21600 21600 0 21600 0 0 Z N"/>
        </draw:custom-shape>
        <draw:connector draw:style-name="gr11" draw:text-style-name="P9" draw:layer="layout" svg:x1="4.75cm" svg:y1="8.9cm" svg:x2="4.75cm" svg:y2="11.6cm" draw:start-shape="id19" draw:start-glue-point="2" draw:end-shape="id20" draw:end-glue-point="0" svg:d="m4750 8900v2700">
          <text:p text:style-name="P6"/>
        </draw:connector>
        <draw:custom-shape draw:style-name="gr1" draw:text-style-name="P2" draw:layer="layout" svg:width="3.5cm" svg:height="0.5cm" svg:x="12.1cm" svg:y="2.5cm">
          <text:p text:style-name="P1"><text:span text:style-name="T1">Stud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24" draw:layer="layout" svg:width="3.5cm" svg:height="1cm" svg:x="12.1cm" svg:y="3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cm" svg:height="0.5cm" svg:x="12.1cm" svg:y="4cm">
          <text:p text:style-name="P6"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.5cm" svg:height="0.645cm" svg:x="4.8cm" svg:y="8.9cm">
          <draw:text-box>
            <text:p text:style-name="P3"><text:span text:style-name="T2">1</text:span></text:p>
          </draw:text-box>
        </draw:frame>
        <draw:frame draw:style-name="gr3" draw:text-style-name="P7" draw:layer="layout" svg:width="3cm" svg:height="0.645cm" svg:x="4.7cm" svg:y="9.355cm">
          <draw:text-box>
            <text:p text:style-name="P3"><text:span text:style-name="T2">- patientVisit</text:span></text:p>
          </draw:text-box>
        </draw:frame>
        <draw:frame draw:style-name="gr3" draw:text-style-name="P7" draw:layer="layout" svg:width="1.5cm" svg:height="0.645cm" svg:x="4.8cm" svg:y="10.555cm">
          <draw:text-box>
            <text:p text:style-name="P3"><text:span text:style-name="T2">0..*</text:span></text:p>
          </draw:text-box>
        </draw:frame>
        <draw:frame draw:style-name="gr3" draw:text-style-name="P7" draw:layer="layout" svg:width="4.7cm" svg:height="0.645cm" svg:x="4.8cm" svg:y="10.955cm">
          <draw:text-box>
            <text:p text:style-name="P3"><text:span text:style-name="T2">- patientVisitDataCollection</text:span></text:p>
          </draw:text-box>
        </draw:frame>
        <draw:connector draw:style-name="gr11" draw:text-style-name="P9" draw:layer="layout" svg:x1="6.5cm" svg:y1="12.6cm" svg:x2="12.1cm" svg:y2="12.6cm" draw:start-shape="id21" draw:start-glue-point="1" draw:end-shape="id22" draw:end-glue-point="3" svg:d="m6500 12600h5600">
          <text:p text:style-name="P6"/>
        </draw:connector>
        <draw:frame draw:style-name="gr3" draw:text-style-name="P7" draw:layer="layout" svg:width="1.5cm" svg:height="0.645cm" svg:x="6.5cm" svg:y="12cm">
          <draw:text-box>
            <text:p text:style-name="P3"><text:span text:style-name="T2">0..*</text:span></text:p>
          </draw:text-box>
        </draw:frame>
        <draw:frame draw:style-name="gr3" draw:text-style-name="P7" draw:layer="layout" svg:width="2.8cm" svg:height="0.645cm" svg:x="9.2cm" svg:y="12.5cm">
          <draw:text-box>
            <text:p text:style-name="P8"><text:span text:style-name="T2">- sdataType</text:span></text:p>
          </draw:text-box>
        </draw:frame>
        <draw:frame draw:style-name="gr3" draw:text-style-name="P7" draw:layer="layout" svg:width="1.5cm" svg:height="0.645cm" svg:x="10.6cm" svg:y="12.055cm">
          <draw:text-box>
            <text:p text:style-name="P8"><text:span text:style-name="T2">1</text:span></text:p>
          </draw:text-box>
        </draw:frame>
        <draw:connector draw:style-name="gr11" draw:text-style-name="P9" draw:layer="layout" svg:x1="6.5cm" svg:y1="3.5cm" svg:x2="12.1cm" svg:y2="3.5cm" draw:start-shape="id23" draw:start-glue-point="1" draw:end-shape="id24" draw:end-glue-point="3" svg:d="m6500 3500h5600">
          <text:p text:style-name="P6"/>
        </draw:connector>
        <draw:frame draw:style-name="gr3" draw:text-style-name="P7" draw:layer="layout" svg:width="1.5cm" svg:height="0.645cm" svg:x="4.8cm" svg:y="5.9cm">
          <draw:text-box>
            <text:p text:style-name="P3"><text:span text:style-name="T2">0..*</text:span></text:p>
          </draw:text-box>
        </draw:frame>
        <draw:frame draw:style-name="gr3" draw:text-style-name="P7" draw:layer="layout" svg:width="4.4cm" svg:height="0.645cm" svg:x="6.4cm" svg:y="3.4cm">
          <draw:text-box>
            <text:p text:style-name="P3"><text:span text:style-name="T2">- patientCollection</text:span></text:p>
          </draw:text-box>
        </draw:frame>
        <draw:frame draw:style-name="gr3" draw:text-style-name="P10" draw:layer="layout" svg:width="1.5cm" svg:height="0.645cm" svg:x="10.6cm" svg:y="2.8cm">
          <draw:text-box>
            <text:p text:style-name="P8"><text:span text:style-name="T2">1</text:span></text:p>
          </draw:text-box>
        </draw:frame>
        <draw:frame draw:style-name="gr3" draw:text-style-name="P7" draw:layer="layout" svg:width="2cm" svg:height="0.645cm" svg:x="10.1cm" svg:y="3.355cm">
          <draw:text-box>
            <text:p text:style-name="P8"><text:span text:style-name="T2">- study</text:span></text:p>
          </draw:text-box>
        </draw:frame>
        <draw:custom-shape draw:style-name="gr1" draw:text-style-name="P2" draw:id="id26" draw:layer="layout" svg:width="3.5cm" svg:height="0.5cm" svg:x="3cm" svg:y="6.9cm">
          <text:p text:style-name="P1"><text:span text:style-name="T1">PatientVisit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id="id27" draw:layer="layout" svg:width="3.5cm" svg:height="1cm" svg:x="3cm" svg:y="7.4cm">
          <text:p text:style-name="P3"><text:span text:style-name="T2">- id : Integ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19" draw:layer="layout" svg:width="3.5cm" svg:height="0.5cm" svg:x="3cm" svg:y="8.4cm">
          <text:p text:style-name="P6"/>
          <draw:enhanced-geometry svg:viewBox="0 0 21600 21600" draw:type="rectangle" draw:enhanced-path="M 0 0 L 21600 0 21600 21600 0 21600 0 0 Z N"/>
        </draw:custom-shape>
        <draw:connector draw:style-name="gr11" draw:text-style-name="P9" draw:layer="layout" svg:x1="4.75cm" svg:y1="4.5cm" svg:x2="4.75cm" svg:y2="6.9cm" draw:start-shape="id25" draw:end-shape="id26" draw:end-glue-point="0" svg:d="m4750 4500v2400">
          <text:p text:style-name="P6"/>
        </draw:connector>
        <draw:frame draw:style-name="gr3" draw:text-style-name="P7" draw:layer="layout" svg:width="4.4cm" svg:height="0.645cm" svg:x="4.6cm" svg:y="6.255cm">
          <draw:text-box>
            <text:p text:style-name="P3"><text:span text:style-name="T2">- patientVisitCollection</text:span></text:p>
          </draw:text-box>
        </draw:frame>
        <draw:frame draw:style-name="gr3" draw:text-style-name="P7" draw:layer="layout" svg:width="1.5cm" svg:height="0.645cm" svg:x="10.2cm" svg:y="7.3cm">
          <draw:text-box>
            <text:p text:style-name="P8"><text:span text:style-name="T2">1</text:span></text:p>
          </draw:text-box>
        </draw:frame>
        <draw:frame draw:style-name="gr3" draw:text-style-name="P7" draw:layer="layout" svg:width="1.5cm" svg:height="0.645cm" svg:x="6.5cm" svg:y="2.9cm">
          <draw:text-box>
            <text:p text:style-name="P3"><text:span text:style-name="T2">0..*</text:span></text:p>
          </draw:text-box>
        </draw:frame>
        <draw:custom-shape draw:style-name="gr1" draw:text-style-name="P2" draw:layer="layout" svg:width="3.5cm" svg:height="0.5cm" svg:x="12.1cm" svg:y="6.9cm">
          <text:p text:style-name="P1"><text:span text:style-name="T1">Us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28" draw:layer="layout" svg:width="3.5cm" svg:height="1cm" svg:x="12.1cm" svg:y="7.4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cm" svg:height="0.5cm" svg:x="12.1cm" svg:y="8.4cm">
          <text:p text:style-name="P6"/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6.5cm" svg:y1="7.9cm" svg:x2="12.1cm" svg:y2="7.9cm" draw:start-shape="id27" draw:start-glue-point="1" draw:end-shape="id28" draw:end-glue-point="3" svg:d="m6500 7900h5600">
          <text:p text:style-name="P6"/>
        </draw:connector>
        <draw:frame draw:style-name="gr3" draw:text-style-name="P7" draw:layer="layout" svg:width="2cm" svg:height="0.645cm" svg:x="9.7cm" svg:y="7.856cm">
          <draw:text-box>
            <text:p text:style-name="P8"><text:span text:style-name="T2">- user</text:span></text:p>
          </draw:text-box>
        </draw:frame>
        <draw:frame draw:style-name="gr3" draw:text-style-name="P7" draw:layer="layout" svg:width="1.5cm" svg:height="0.645cm" svg:x="6.5cm" svg:y="7.301cm">
          <draw:text-box>
            <text:p text:style-name="P3"><text:span text:style-name="T2">0..*</text:span></text:p>
          </draw:text-box>
        </draw:frame>
      </draw:page>
      <draw:page draw:name="page5" draw:style-name="dp1" draw:master-page-name="Default">
        <office:forms form:automatic-focus="false" form:apply-design-mode="false"/>
        <draw:custom-shape draw:style-name="gr1" draw:text-style-name="P2" draw:id="id29" draw:layer="layout" svg:width="4cm" svg:height="0.5cm" svg:x="3cm" svg:y="2.5cm">
          <text:p text:style-name="P1"><text:span text:style-name="T1">Sampl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cm" svg:height="2cm" svg:x="3cm" svg:y="3cm">
          <text:p text:style-name="P3"><text:span text:style-name="T2">- id : Integer</text:span></text:p>
          <text:p text:style-name="P3"><text:span text:style-name="T2">- inventoryId : String</text:span></text:p>
          <text:p text:style-name="P3"><text:span text:style-name="T2">- processDate : String</text:span></text:p>
          <text:p text:style-name="P3"><text:span text:style-name="T2">- aliquotVolume : Doubl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31" draw:layer="layout" svg:width="4cm" svg:height="0.5cm" svg:x="3cm" svg:y="5cm">
          <text:p text:style-name="P6"/>
          <draw:enhanced-geometry svg:viewBox="0 0 21600 21600" draw:type="rectangle" draw:enhanced-path="M 0 0 L 21600 0 21600 21600 0 21600 0 0 Z N"/>
        </draw:custom-shape>
        <draw:custom-shape draw:style-name="gr1" draw:text-style-name="P2" draw:id="id30" draw:layer="layout" svg:width="3.5cm" svg:height="0.5cm" svg:x="13cm" svg:y="2.5cm">
          <text:p text:style-name="P1"><text:span text:style-name="T1">PatientVisi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1cm" svg:x="13cm" svg:y="3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cm" svg:height="0.5cm" svg:x="13cm" svg:y="4cm">
          <text:p text:style-name="P6"/>
          <draw:enhanced-geometry svg:viewBox="0 0 21600 21600" draw:type="rectangle" draw:enhanced-path="M 0 0 L 21600 0 21600 21600 0 21600 0 0 Z N"/>
        </draw:custom-shape>
        <draw:custom-shape draw:style-name="gr1" draw:text-style-name="P2" draw:id="id32" draw:layer="layout" svg:width="3.5cm" svg:height="0.5cm" svg:x="13cm" svg:y="7.4cm">
          <text:p text:style-name="P1"><text:span text:style-name="T1">SamplePosi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1cm" svg:x="13cm" svg:y="7.9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cm" svg:height="0.5cm" svg:x="13cm" svg:y="8.9cm">
          <text:p text:style-name="P6"/>
          <draw:enhanced-geometry svg:viewBox="0 0 21600 21600" draw:type="rectangle" draw:enhanced-path="M 0 0 L 21600 0 21600 21600 0 21600 0 0 Z N"/>
        </draw:custom-shape>
        <draw:connector draw:style-name="gr11" draw:text-style-name="P9" draw:layer="layout" svg:x1="7cm" svg:y1="2.75cm" svg:x2="13cm" svg:y2="2.75cm" draw:start-shape="id29" draw:start-glue-point="1" draw:end-shape="id30" draw:end-glue-point="3" svg:d="m7000 2750h6000">
          <text:p text:style-name="P6"/>
        </draw:connector>
        <draw:connector draw:style-name="gr11" draw:text-style-name="P9" draw:layer="layout" svg:x1="7cm" svg:y1="5.25cm" svg:x2="13cm" svg:y2="7.65cm" draw:start-shape="id31" draw:start-glue-point="1" draw:end-shape="id32" draw:end-glue-point="3" svg:d="m7000 5250h3050v2400h2950">
          <text:p text:style-name="P6"/>
        </draw:connector>
        <draw:frame draw:style-name="gr3" draw:text-style-name="P7" draw:layer="layout" svg:width="4.4cm" svg:height="0.645cm" svg:x="7cm" svg:y="5.3cm">
          <draw:text-box>
            <text:p text:style-name="P3"><text:span text:style-name="T2">- sample</text:span></text:p>
          </draw:text-box>
        </draw:frame>
        <draw:frame draw:style-name="gr3" draw:text-style-name="P10" draw:layer="layout" svg:width="1.5cm" svg:height="0.645cm" svg:x="7cm" svg:y="4.655cm">
          <draw:text-box>
            <text:p text:style-name="P3"><text:span text:style-name="T2">1</text:span></text:p>
          </draw:text-box>
        </draw:frame>
        <draw:frame draw:style-name="gr3" draw:text-style-name="P7" draw:layer="layout" svg:width="4.4cm" svg:height="0.645cm" svg:x="8.6cm" svg:y="7.655cm">
          <draw:text-box>
            <text:p text:style-name="P8"><text:span text:style-name="T2">- samplePosition</text:span></text:p>
          </draw:text-box>
        </draw:frame>
        <draw:frame draw:style-name="gr3" draw:text-style-name="P10" draw:layer="layout" svg:width="1.5cm" svg:height="0.645cm" svg:x="11.5cm" svg:y="7cm">
          <draw:text-box>
            <text:p text:style-name="P8"><text:span text:style-name="T2">1</text:span></text:p>
          </draw:text-box>
        </draw:frame>
        <draw:frame draw:style-name="gr3" draw:text-style-name="P7" draw:layer="layout" svg:width="4.4cm" svg:height="0.645cm" svg:x="8.6cm" svg:y="2.855cm">
          <draw:text-box>
            <text:p text:style-name="P8"><text:span text:style-name="T2">- patientVisit</text:span></text:p>
          </draw:text-box>
        </draw:frame>
        <draw:frame draw:style-name="gr3" draw:text-style-name="P10" draw:layer="layout" svg:width="1.5cm" svg:height="0.645cm" svg:x="11.5cm" svg:y="2.155cm">
          <draw:text-box>
            <text:p text:style-name="P8"><text:span text:style-name="T2">1</text:span></text:p>
          </draw:text-box>
        </draw:frame>
        <draw:frame draw:style-name="gr3" draw:text-style-name="P10" draw:layer="layout" svg:width="1.5cm" svg:height="0.645cm" svg:x="7cm" svg:y="2.156cm">
          <draw:text-box>
            <text:p text:style-name="P3"><text:span text:style-name="T2">0..*</text:span></text:p>
          </draw:text-box>
        </draw:frame>
        <draw:frame draw:style-name="gr3" draw:text-style-name="P7" draw:layer="layout" svg:width="4.4cm" svg:height="0.645cm" svg:x="7cm" svg:y="2.801cm">
          <draw:text-box>
            <text:p text:style-name="P3"><text:span text:style-name="T2">- sampleCollection</text:span></text:p>
          </draw:text-box>
        </draw:frame>
      </draw:page>
      <draw:page draw:name="page6" draw:style-name="dp1" draw:master-page-name="Default">
        <office:forms form:automatic-focus="false" form:apply-design-mode="false"/>
        <draw:custom-shape draw:style-name="gr1" draw:text-style-name="P5" draw:layer="layout" svg:width="8cm" svg:height="0.5cm" svg:x="1.9cm" svg:y="1.5cm">
          <text:p text:style-name="P1"><text:span text:style-name="T1">StorageTyp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id="id35" draw:layer="layout" svg:width="8cm" svg:height="1.5cm" svg:x="1.9cm" svg:y="2cm">
          <text:p text:style-name="P3"><text:span text:style-name="T2">- defaultTemperature : Double</text:span></text:p>
          <text:p text:style-name="P3"><text:span text:style-name="T2">- holdsSampleClassCollection : 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34" draw:layer="layout" svg:width="8cm" svg:height="0.5cm" svg:x="1.9cm" svg:y="3.5cm">
          <draw:glue-point draw:id="4" svg:x="4.333cm" svg:y="5cm" draw:escape-direction="down"/>
          <text:p text:style-name="P6"/>
          <draw:enhanced-geometry svg:viewBox="0 0 21600 21600" draw:type="rectangle" draw:enhanced-path="M 0 0 L 21600 0 21600 21600 0 21600 0 0 Z N"/>
        </draw:custom-shape>
        <draw:custom-shape draw:style-name="gr1" draw:text-style-name="P5" draw:id="id33" draw:layer="layout" svg:width="5cm" svg:height="0.5cm" svg:x="3.4cm" svg:y="6.5cm">
          <text:p text:style-name="P1"><text:span text:style-name="T1">ContainerTyp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5cm" svg:height="3.5cm" svg:x="3.4cm" svg:y="7cm">
          <text:p text:style-name="P3"><text:span text:style-name="T2">- id : Integer</text:span></text:p>
          <text:p text:style-name="P3"><text:span text:style-name="T2">- name : String</text:span></text:p>
          <text:p text:style-name="P3"><text:span text:style-name="T2">- dimensionOneLabel : String</text:span></text:p>
          <text:p text:style-name="P3"><text:span text:style-name="T2">- dimensionTwoLabel : String</text:span></text:p>
          <text:p text:style-name="P3"><text:span text:style-name="T2">- capacity : Capacity</text:span></text:p>
          <text:p text:style-name="P3"><text:span text:style-name="T2">- comment : String</text:span></text:p>
          <text:p text:style-name="P3"><text:span text:style-name="T2">- activityStatus : String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0.5cm" svg:x="3.4cm" svg:y="10.5cm">
          <text:p text:style-name="P6"/>
          <draw:enhanced-geometry svg:viewBox="0 0 21600 21600" draw:type="rectangle" draw:enhanced-path="M 0 0 L 21600 0 21600 21600 0 21600 0 0 Z N"/>
        </draw:custom-shape>
        <draw:connector draw:style-name="gr12" draw:text-style-name="P9" draw:layer="layout" svg:x1="5.9cm" svg:y1="6.5cm" svg:x2="5.9cm" svg:y2="4cm" draw:start-shape="id33" draw:start-glue-point="0" draw:end-shape="id34" draw:end-glue-point="2" svg:d="m5900 6500v-2500">
          <text:p text:style-name="P6"/>
        </draw:connector>
        <draw:connector draw:style-name="gr5" draw:text-style-name="P9" draw:layer="layout" svg:x1="9.366cm" svg:y1="4cm" svg:x2="9.9cm" svg:y2="2.75cm" draw:start-shape="id34" draw:start-glue-point="4" draw:end-shape="id35" draw:end-glue-point="1" svg:d="m9366 4000v600h1134v-1850h-600">
          <text:p text:style-name="P6"/>
        </draw:connector>
        <draw:frame draw:style-name="gr3" draw:text-style-name="P7" draw:layer="layout" svg:width="5.4cm" svg:height="0.645cm" svg:x="7.6cm" svg:y="4.655cm">
          <draw:text-box>
            <text:p text:style-name="P1"><text:span text:style-name="T2">- holdsStorageTypeCollection</text:span></text:p>
          </draw:text-box>
        </draw:frame>
        <draw:frame draw:style-name="gr3" draw:text-style-name="P7" draw:layer="layout" svg:width="1.5cm" svg:height="0.645cm" svg:x="7.9cm" svg:y="4cm">
          <draw:text-box>
            <text:p text:style-name="P3"><text:span text:style-name="T2">0..*</text:span></text:p>
          </draw:text-box>
        </draw:frame>
        <draw:frame draw:style-name="gr3" draw:text-style-name="P7" draw:layer="layout" svg:width="1.5cm" svg:height="0.645cm" svg:x="10.4cm" svg:y="2cm">
          <draw:text-box>
            <text:p text:style-name="P3"><text:span text:style-name="T2">0..*</text:span></text:p>
          </draw:text-box>
        </draw:frame>
      </draw:page>
      <draw:page draw:name="page7" draw:style-name="dp1" draw:master-page-name="Default">
        <office:forms form:automatic-focus="false" form:apply-design-mode="false"/>
        <draw:frame draw:style-name="gr3" draw:text-style-name="P10" draw:layer="layout" svg:width="3.1cm" svg:height="0.645cm" svg:x="2.5cm" svg:y="1.555cm">
          <draw:text-box>
            <text:p text:style-name="P8"><text:span text:style-name="T2">- storageType</text:span></text:p>
          </draw:text-box>
        </draw:frame>
        <draw:custom-shape draw:style-name="gr1" draw:text-style-name="P5" draw:id="id39" draw:layer="layout" svg:width="7cm" svg:height="0.5cm" svg:x="3cm" svg:y="5.1cm">
          <draw:glue-point draw:id="4" svg:x="-2.857cm" svg:y="-5cm"/>
          <draw:glue-point draw:id="5" svg:x="1.428cm" svg:y="-5cm"/>
          <text:p text:style-name="P1"><text:span text:style-name="T1">StorageContaine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7cm" svg:height="1.5cm" svg:x="3cm" svg:y="5.6cm">
          <text:p text:style-name="P3"><text:span text:style-name="T2">- temperature : Double</text:span></text:p>
          <text:p text:style-name="P3"><text:span text:style-name="T2">- holdsSampleClassCollection : 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37" draw:layer="layout" svg:width="7cm" svg:height="0.5cm" svg:x="3cm" svg:y="7.1cm">
          <draw:glue-point draw:id="4" svg:x="4.333cm" svg:y="5cm" draw:escape-direction="down"/>
          <draw:glue-point draw:id="5" svg:x="-1cm" svg:y="7cm" draw:escape-direction="down"/>
          <text:p text:style-name="P6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draw:id="id36" draw:layer="layout" svg:width="4.2cm" svg:height="0.5cm" svg:x="4.4cm" svg:y="10.7cm">
          <text:p text:style-name="P1"><text:span text:style-name="T1">Containe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2cm" svg:height="3cm" svg:x="4.4cm" svg:y="11.2cm">
          <text:p text:style-name="P3"><text:span text:style-name="T2">- id : Integer</text:span></text:p>
          <text:p text:style-name="P3"><text:span text:style-name="T2">- name : String</text:span></text:p>
          <text:p text:style-name="P3"><text:span text:style-name="T2">- comment : String</text:span></text:p>
          <text:p text:style-name="P3"><text:span text:style-name="T2">- activityStatus : String</text:span></text:p>
          <text:p text:style-name="P3"><text:span text:style-name="T2">- full : Boolean</text:span></text:p>
          <text:p text:style-name="P3"><text:span text:style-name="T2">- barcode : String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45" draw:layer="layout" svg:width="4.2cm" svg:height="0.5cm" svg:x="4.4cm" svg:y="14.2cm">
          <draw:glue-point draw:id="4" svg:x="2.38cm" svg:y="5cm" draw:escape-direction="down"/>
          <draw:glue-point draw:id="5" svg:x="-2.38cm" svg:y="5cm" draw:escape-direction="down"/>
          <text:p text:style-name="P6"/>
          <draw:enhanced-geometry svg:viewBox="0 0 21600 21600" draw:type="rectangle" draw:enhanced-path="M 0 0 L 21600 0 21600 21600 0 21600 0 0 Z N"/>
        </draw:custom-shape>
        <draw:connector draw:style-name="gr12" draw:text-style-name="P9" draw:layer="layout" svg:x1="6.5cm" svg:y1="10.7cm" svg:x2="6.5cm" svg:y2="7.6cm" draw:start-shape="id36" draw:start-glue-point="0" draw:end-shape="id37" draw:end-glue-point="2" svg:d="m6500 10700v-3100">
          <text:p text:style-name="P6"/>
        </draw:connector>
        <draw:custom-shape draw:style-name="gr1" draw:text-style-name="P2" draw:id="id40" draw:layer="layout" svg:width="3.5cm" svg:height="0.5cm" svg:x="13.8cm" svg:y="5.101cm">
          <text:p text:style-name="P1"><text:span text:style-name="T1">Stud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0.499cm" svg:x="13.8cm" svg:y="5.601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cm" svg:height="0.5cm" svg:x="13.8cm" svg:y="6.1cm">
          <text:p text:style-name="P6"/>
          <draw:enhanced-geometry svg:viewBox="0 0 21600 21600" draw:type="rectangle" draw:enhanced-path="M 0 0 L 21600 0 21600 21600 0 21600 0 0 Z N"/>
        </draw:custom-shape>
        <draw:custom-shape draw:style-name="gr1" draw:text-style-name="P2" draw:id="id38" draw:layer="layout" svg:width="3.5cm" svg:height="0.5cm" svg:x="14cm" svg:y="7.101cm">
          <text:p text:style-name="P1"><text:span text:style-name="T1">Sit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0.499cm" svg:x="14cm" svg:y="7.601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cm" svg:height="0.5cm" svg:x="14cm" svg:y="8.1cm">
          <text:p text:style-name="P6"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.4cm" svg:height="0.645cm" svg:x="12.8cm" svg:y="7.755cm">
          <draw:text-box>
            <text:p text:style-name="P8"><text:span text:style-name="T2">- site</text:span></text:p>
          </draw:text-box>
        </draw:frame>
        <draw:frame draw:style-name="gr3" draw:text-style-name="P11" draw:layer="layout" svg:width="1.5cm" svg:height="0.645cm" svg:x="12.5cm" svg:y="7.3cm">
          <draw:text-box>
            <text:p text:style-name="P8"><text:span text:style-name="T2">1</text:span></text:p>
          </draw:text-box>
        </draw:frame>
        <draw:connector draw:style-name="gr13" draw:text-style-name="P9" draw:layer="layout" svg:x1="10cm" svg:y1="7.35cm" svg:x2="14cm" svg:y2="7.351cm" draw:start-shape="id37" draw:start-glue-point="1" draw:end-shape="id38" draw:end-glue-point="3" svg:d="m10000 7350h2050v1h1950">
          <text:p text:style-name="P6"/>
        </draw:connector>
        <draw:connector draw:style-name="gr13" draw:text-style-name="P9" draw:layer="layout" svg:x1="10cm" svg:y1="5.35cm" svg:x2="13.8cm" svg:y2="5.351cm" draw:start-shape="id39" draw:start-glue-point="1" draw:end-shape="id40" svg:d="m10000 5350h1950v1h1850">
          <text:p text:style-name="P6"/>
        </draw:connector>
        <draw:frame draw:style-name="gr3" draw:text-style-name="P7" draw:layer="layout" svg:width="1.5cm" svg:height="0.645cm" svg:x="11cm" svg:y="4.755cm">
          <draw:text-box>
            <text:p text:style-name="P3"><text:span text:style-name="T2">0..*</text:span></text:p>
          </draw:text-box>
        </draw:frame>
        <draw:frame draw:style-name="gr3" draw:text-style-name="P7" draw:layer="layout" svg:width="1.5cm" svg:height="0.645cm" svg:x="10cm" svg:y="6.6cm">
          <draw:text-box>
            <text:p text:style-name="P3"><text:span text:style-name="T2">0..*</text:span></text:p>
          </draw:text-box>
        </draw:frame>
        <draw:frame draw:style-name="gr3" draw:text-style-name="P7" draw:layer="layout" svg:width="1.5cm" svg:height="0.645cm" svg:x="12.5cm" svg:y="4.701cm">
          <draw:text-box>
            <text:p text:style-name="P8"><text:span text:style-name="T2">0..*</text:span></text:p>
          </draw:text-box>
        </draw:frame>
        <draw:frame draw:style-name="gr3" draw:text-style-name="P7" draw:layer="layout" svg:width="3.4cm" svg:height="0.645cm" svg:x="10.4cm" svg:y="5.455cm">
          <draw:text-box>
            <text:p text:style-name="P8"><text:span text:style-name="T2">- studyCollection</text:span></text:p>
          </draw:text-box>
        </draw:frame>
        <draw:custom-shape draw:style-name="gr1" draw:text-style-name="P2" draw:layer="layout" svg:width="3.5cm" svg:height="0.5cm" svg:x="13.8cm" svg:y="10.701cm">
          <text:p text:style-name="P1"><text:span text:style-name="T1">SamplePosi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47" draw:layer="layout" svg:width="3.5cm" svg:height="0.499cm" svg:x="13.8cm" svg:y="11.201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id="id41" draw:layer="layout" svg:width="3.5cm" svg:height="0.5cm" svg:x="13.8cm" svg:y="11.7cm">
          <text:p text:style-name="P6"/>
          <draw:enhanced-geometry svg:viewBox="0 0 21600 21600" draw:type="rectangle" draw:enhanced-path="M 0 0 L 21600 0 21600 21600 0 21600 0 0 Z N"/>
        </draw:custom-shape>
        <draw:custom-shape draw:style-name="gr1" draw:text-style-name="P2" draw:id="id44" draw:layer="layout" svg:width="3.5cm" svg:height="0.5cm" svg:x="13.8cm" svg:y="17.9cm">
          <text:p text:style-name="P1"><text:span text:style-name="T1">ContainerPosi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0.499cm" svg:x="13.8cm" svg:y="18.4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id="id46" draw:layer="layout" svg:width="3.5cm" svg:height="0.5cm" svg:x="13.8cm" svg:y="18.899cm">
          <text:p text:style-name="P6"/>
          <draw:enhanced-geometry svg:viewBox="0 0 21600 21600" draw:type="rectangle" draw:enhanced-path="M 0 0 L 21600 0 21600 21600 0 21600 0 0 Z N"/>
        </draw:custom-shape>
        <draw:custom-shape draw:style-name="gr1" draw:text-style-name="P2" draw:id="id42" draw:layer="layout" svg:width="5.5cm" svg:height="0.5cm" svg:x="12.8cm" svg:y="14.101cm">
          <text:p text:style-name="P1"><text:span text:style-name="T1">AbstractPosi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5.5cm" svg:height="1.599cm" svg:x="12.8cm" svg:y="14.601cm">
          <text:p text:style-name="P3"><text:span text:style-name="T2">- positionDimensionOne : Integer</text:span></text:p>
          <text:p text:style-name="P3"><text:span text:style-name="T2">- positionDimensionTwo : integ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43" draw:layer="layout" svg:width="5.5cm" svg:height="0.5cm" svg:x="12.8cm" svg:y="16.2cm">
          <text:p text:style-name="P6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9" draw:layer="layout" svg:x1="15.55cm" svg:y1="12.2cm" svg:x2="15.55cm" svg:y2="14.101cm" draw:start-shape="id41" draw:start-glue-point="2" draw:end-shape="id42" draw:end-glue-point="0" svg:d="m15550 12200v1901">
          <text:p text:style-name="P6"/>
        </draw:connector>
        <draw:connector draw:style-name="gr15" draw:text-style-name="P9" draw:layer="layout" svg:x1="15.55cm" svg:y1="16.7cm" svg:x2="15.55cm" svg:y2="17.9cm" draw:start-shape="id43" draw:start-glue-point="2" draw:end-shape="id44" draw:end-glue-point="0" svg:d="m15550 16700v1200">
          <text:p text:style-name="P6"/>
        </draw:connector>
        <draw:connector draw:style-name="gr11" draw:text-style-name="P9" draw:layer="layout" svg:x1="7.499cm" svg:y1="14.7cm" svg:x2="13.8cm" svg:y2="18.15cm" draw:start-shape="id45" draw:start-glue-point="4" draw:end-shape="id44" draw:end-glue-point="3" svg:d="m7499 14700v3450h6301">
          <text:p text:style-name="P6"/>
        </draw:connector>
        <draw:connector draw:style-name="gr11" draw:text-style-name="P9" draw:layer="layout" svg:x1="5.501cm" svg:y1="14.7cm" svg:x2="13.8cm" svg:y2="19.149cm" draw:start-shape="id45" draw:start-glue-point="5" draw:end-shape="id46" draw:end-glue-point="3" svg:d="m5501 14700v4449h8299">
          <text:p text:style-name="P6"/>
        </draw:connector>
        <draw:frame draw:style-name="gr3" draw:text-style-name="P7" draw:layer="layout" svg:width="4cm" svg:height="0.645cm" svg:x="9.7cm" svg:y="19.2cm">
          <draw:text-box>
            <text:p text:style-name="P8"><text:span text:style-name="T2">- occupiedPositions</text:span></text:p>
          </draw:text-box>
        </draw:frame>
        <draw:frame draw:style-name="gr3" draw:text-style-name="P7" draw:layer="layout" svg:width="1.5cm" svg:height="0.645cm" svg:x="12.3cm" svg:y="18.555cm">
          <draw:text-box>
            <text:p text:style-name="P8"><text:span text:style-name="T2">0..*</text:span></text:p>
          </draw:text-box>
        </draw:frame>
        <draw:frame draw:style-name="gr3" draw:text-style-name="P7" draw:layer="layout" svg:width="3.7cm" svg:height="0.645cm" svg:x="10.2cm" svg:y="18.055cm">
          <draw:text-box>
            <text:p text:style-name="P8"><text:span text:style-name="T2">- locatedAtPosition</text:span></text:p>
          </draw:text-box>
        </draw:frame>
        <draw:frame draw:style-name="gr3" draw:text-style-name="P7" draw:layer="layout" svg:width="3.5cm" svg:height="0.645cm" svg:x="2.2cm" svg:y="15.055cm">
          <draw:text-box>
            <text:p text:style-name="P8"><text:span text:style-name="T2">- parentContainer</text:span></text:p>
          </draw:text-box>
        </draw:frame>
        <draw:frame draw:style-name="gr3" draw:text-style-name="P7" draw:layer="layout" svg:width="4.4cm" svg:height="0.645cm" svg:x="7.5cm" svg:y="15.055cm">
          <draw:text-box>
            <text:p text:style-name="P3"><text:span text:style-name="T2">- occupiedContainer</text:span></text:p>
          </draw:text-box>
        </draw:frame>
        <draw:connector draw:style-name="gr11" draw:text-style-name="P9" draw:layer="layout" svg:x1="9.533cm" svg:y1="7.6cm" svg:x2="13.8cm" svg:y2="11.45cm" draw:start-shape="id37" draw:start-glue-point="4" draw:end-shape="id47" draw:end-glue-point="3" svg:d="m9533 7600v3850h4267">
          <text:p text:style-name="P6"/>
        </draw:connector>
        <draw:frame draw:style-name="gr3" draw:text-style-name="P10" draw:layer="layout" svg:width="4.4cm" svg:height="0.645cm" svg:x="9.3cm" svg:y="8.5cm">
          <draw:text-box>
            <text:p text:style-name="P3"><text:span text:style-name="T2">- storageContainer</text:span></text:p>
          </draw:text-box>
        </draw:frame>
        <draw:frame draw:style-name="gr3" draw:text-style-name="P7" draw:layer="layout" svg:width="1.5cm" svg:height="0.645cm" svg:x="9.5cm" svg:y="7.7cm">
          <draw:text-box>
            <text:p text:style-name="P3"><text:span text:style-name="T2">1</text:span></text:p>
          </draw:text-box>
        </draw:frame>
        <draw:frame draw:style-name="gr3" draw:text-style-name="P7" draw:layer="layout" svg:width="5.5cm" svg:height="0.645cm" svg:x="8.4cm" svg:y="11.455cm">
          <draw:text-box>
            <text:p text:style-name="P8"><text:span text:style-name="T2">- specimenPositionCollection</text:span></text:p>
          </draw:text-box>
        </draw:frame>
        <draw:frame draw:style-name="gr3" draw:text-style-name="P7" draw:layer="layout" svg:width="1.5cm" svg:height="0.645cm" svg:x="12.3cm" svg:y="10.8cm">
          <draw:text-box>
            <text:p text:style-name="P8"><text:span text:style-name="T2">0..*</text:span></text:p>
          </draw:text-box>
        </draw:frame>
        <draw:frame draw:style-name="gr3" draw:text-style-name="P7" draw:layer="layout" svg:width="1.5cm" svg:height="0.645cm" svg:x="4cm" svg:y="14.7cm">
          <draw:text-box>
            <text:p text:style-name="P8"><text:span text:style-name="T2">1</text:span></text:p>
          </draw:text-box>
        </draw:frame>
        <draw:frame draw:style-name="gr3" draw:text-style-name="P7" draw:layer="layout" svg:width="1.5cm" svg:height="0.645cm" svg:x="7.5cm" svg:y="14.7cm">
          <draw:text-box>
            <text:p text:style-name="P3"><text:span text:style-name="T2">1</text:span></text:p>
          </draw:text-box>
        </draw:frame>
        <draw:frame draw:style-name="gr3" draw:text-style-name="P7" draw:layer="layout" svg:width="1.5cm" svg:height="0.645cm" svg:x="4cm" svg:y="14.701cm">
          <draw:text-box>
            <text:p text:style-name="P8"><text:span text:style-name="T2">1</text:span></text:p>
          </draw:text-box>
        </draw:frame>
        <draw:frame draw:style-name="gr3" draw:text-style-name="P7" draw:layer="layout" svg:width="1.5cm" svg:height="0.645cm" svg:x="12.3cm" svg:y="17.556cm">
          <draw:text-box>
            <text:p text:style-name="P8"><text:span text:style-name="T2">1</text:span></text:p>
          </draw:text-box>
        </draw:frame>
        <draw:connector draw:style-name="gr5" draw:text-style-name="P9" draw:layer="layout" svg:x1="4.501cm" svg:y1="5.1cm" svg:x2="5.4cm" svg:y2="2.95cm" draw:start-shape="id39" draw:start-glue-point="4" draw:end-shape="id48" draw:end-glue-point="3" svg:d="m4501 5100v-2150h899">
          <text:p text:style-name="P6"/>
        </draw:connector>
        <draw:frame draw:style-name="gr3" draw:text-style-name="P7" draw:layer="layout" svg:width="1.5cm" svg:height="0.645cm" svg:x="4.5cm" svg:y="4.455cm">
          <draw:text-box>
            <text:p text:style-name="P3"><text:span text:style-name="T2">1</text:span></text:p>
          </draw:text-box>
        </draw:frame>
        <draw:frame draw:style-name="gr3" draw:text-style-name="P7" draw:layer="layout" svg:width="1.5cm" svg:height="0.645cm" svg:x="4.1cm" svg:y="1.855cm">
          <draw:text-box>
            <text:p text:style-name="P8"><text:span text:style-name="T2">1</text:span></text:p>
          </draw:text-box>
        </draw:frame>
        <draw:connector draw:style-name="gr5" draw:text-style-name="P9" draw:layer="layout" svg:x1="7.499cm" svg:y1="5.1cm" svg:x2="7.5cm" svg:y2="3.2cm" draw:start-shape="id39" draw:start-glue-point="5" draw:end-shape="id48" draw:end-glue-point="2" svg:d="m7499 5100v-900h1v-1000">
          <text:p text:style-name="P6"/>
        </draw:connector>
        <draw:frame draw:style-name="gr3" draw:text-style-name="P7" draw:layer="layout" svg:width="5cm" svg:height="0.645cm" svg:x="7.5cm" svg:y="3.7cm">
          <draw:text-box>
            <text:p text:style-name="P3"><text:span text:style-name="T2">- storageTypeCollection</text:span></text:p>
          </draw:text-box>
        </draw:frame>
        <draw:custom-shape draw:style-name="gr1" draw:text-style-name="P5" draw:layer="layout" svg:width="4.2cm" svg:height="0.5cm" svg:x="5.4cm" svg:y="1.7cm">
          <text:p text:style-name="P1"><text:span text:style-name="T1">StorageType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4.2cm" svg:height="0.5cm" svg:x="5.4cm" svg:y="2.2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5" draw:id="id48" draw:layer="layout" svg:width="4.2cm" svg:height="0.5cm" svg:x="5.4cm" svg:y="2.7cm">
          <text:p text:style-name="P6"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.5cm" svg:height="0.645cm" svg:x="12.5cm" svg:y="4.702cm">
          <draw:text-box>
            <text:p text:style-name="P8"><text:span text:style-name="T2">0..*</text:span></text:p>
          </draw:text-box>
        </draw:frame>
        <draw:frame draw:style-name="gr3" draw:text-style-name="P7" draw:layer="layout" svg:width="1.5cm" svg:height="0.645cm" svg:x="7.5cm" svg:y="3.2cm">
          <draw:text-box>
            <text:p text:style-name="P3"><text:span text:style-name="T2">0..*</text:span></text:p>
          </draw:text-box>
        </draw:frame>
        <draw:frame draw:style-name="gr3" draw:text-style-name="P7" draw:layer="layout" svg:width="1.5cm" svg:height="0.645cm" svg:x="7.5cm" svg:y="4.5cm">
          <draw:text-box>
            <text:p text:style-name="P3"><text:span text:style-name="T2">0..*</text:span></text:p>
          </draw:text-box>
        </draw:frame>
      </draw:page>
      <draw:page draw:name="page8" draw:style-name="dp1" draw:master-page-name="Default">
        <office:forms form:automatic-focus="false" form:apply-design-mode="false"/>
        <draw:custom-shape draw:style-name="gr1" draw:text-style-name="P5" draw:layer="layout" svg:width="5cm" svg:height="0.5cm" svg:x="2cm" svg:y="2.9cm">
          <text:p text:style-name="P1"><text:span text:style-name="T1">Use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id="id49" draw:layer="layout" svg:width="5cm" svg:height="3.6cm" svg:x="2cm" svg:y="3.4cm">
          <text:p text:style-name="P3"><text:span text:style-name="T2">- id : Integer</text:span></text:p>
          <text:p text:style-name="P3"><text:span text:style-name="T2">- firstName : String</text:span></text:p>
          <text:p text:style-name="P3"><text:span text:style-name="T2">- lastName : String</text:span></text:p>
          <text:p text:style-name="P3"><text:span text:style-name="T2">- emailAddress : String</text:span></text:p>
          <text:p text:style-name="P3"><text:span text:style-name="T2">- loginName : String</text:span></text:p>
          <text:p text:style-name="P3"><text:span text:style-name="T2">- activityStatus : String</text:span></text:p>
          <text:p text:style-name="P3"><text:span text:style-name="T2">- startDate : Dat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0.5cm" svg:x="2cm" svg:y="7cm">
          <text:p text:style-name="P6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0.5cm" svg:x="12.6cm" svg:y="4.2cm">
          <text:p text:style-name="P1"><text:span text:style-name="T1">PatientVisit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id="id50" draw:layer="layout" svg:width="3.5cm" svg:height="1cm" svg:x="12.6cm" svg:y="4.7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cm" svg:height="0.5cm" svg:x="12.6cm" svg:y="5.7cm">
          <text:p text:style-name="P6"/>
          <draw:enhanced-geometry svg:viewBox="0 0 21600 21600" draw:type="rectangle" draw:enhanced-path="M 0 0 L 21600 0 21600 21600 0 21600 0 0 Z N"/>
        </draw:custom-shape>
        <draw:connector draw:style-name="gr16" draw:text-style-name="P9" draw:layer="layout" svg:x1="7cm" svg:y1="5.2cm" svg:x2="12.6cm" svg:y2="5.2cm" draw:start-shape="id49" draw:end-shape="id50" draw:end-glue-point="3" svg:d="m7000 5200h5600">
          <text:p text:style-name="P6"/>
        </draw:connector>
        <draw:frame draw:style-name="gr3" draw:text-style-name="P7" draw:layer="layout" svg:width="1.5cm" svg:height="0.645cm" svg:x="7.4cm" svg:y="4.801cm">
          <draw:text-box>
            <text:p text:style-name="P3"><text:span text:style-name="T2">1</text:span></text:p>
          </draw:text-box>
        </draw:frame>
        <draw:frame draw:style-name="gr3" draw:text-style-name="P7" draw:layer="layout" svg:width="2cm" svg:height="0.645cm" svg:x="7.7cm" svg:y="5.557cm">
          <draw:text-box>
            <text:p text:style-name="P3"><text:span text:style-name="T2">- user</text:span></text:p>
          </draw:text-box>
        </draw:frame>
        <draw:frame draw:style-name="gr3" draw:text-style-name="P7" draw:layer="layout" svg:width="1.5cm" svg:height="0.645cm" svg:x="11.1cm" svg:y="4.555cm">
          <draw:text-box>
            <text:p text:style-name="P8"><text:span text:style-name="T2">0..*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1cm" draw:shadow-offset-y="0.1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Nelson Loyola</meta:initial-creator>
    <meta:creation-date>2008-12-10T15:05:17</meta:creation-date>
    <dc:creator>Nelson Loyola</dc:creator>
    <dc:date>2009-01-08T13:50:57</dc:date>
    <meta:editing-cycles>25</meta:editing-cycles>
    <meta:editing-duration>P2DT8H25M46S</meta:editing-duration>
    <meta:user-defined meta:name="Info 1"/>
    <meta:user-defined meta:name="Info 2"/>
    <meta:user-defined meta:name="Info 3"/>
    <meta:user-defined meta:name="Info 4"/>
    <meta:document-statistic meta:object-count="229"/>
  </office:meta>
</office:document-meta>
</file>